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para Unidad I</text:p>
      <text:p text:style-name="P1">Introducción a la Informática</text:p>
      <text:p text:style-name="P1"/>
      <text:p text:style-name="P1"/>
      <text:p text:style-name="P1"/>
      <text:p text:style-name="P2">1 y 2</text:p>
      <text:p text:style-name="P2"/>
      <text:list xml:id="list1134660797" text:style-name="L2">
        <text:list-item>
          <text:p text:style-name="P3">¿Que es un dato?. De ejemplos</text:p>
        </text:list-item>
        <text:list-item>
          <text:p text:style-name="P3">¿Que es información? ¿Que relación tiene con un dato?. De ejemplos</text:p>
        </text:list-item>
        <text:list-item>
          <text:p text:style-name="P3">¿Que es un agente? Describa que acciones realiza un agente.</text:p>
        </text:list-item>
        <text:list-item>
          <text:p text:style-name="P3">¿Que es la informática?.¿Que es la computación?. ¿Como se relacionan?</text:p>
        </text:list-item>
        <text:list-item>
          <text:p text:style-name="P3">¿Que es la abstracción de datos?</text:p>
        </text:list-item>
        <text:list-item>
          <text:p text:style-name="P3">¿Que es un bit?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vier Forquera</meta:initial-creator>
    <meta:creation-date>2013-03-05T09:05:10</meta:creation-date>
    <meta:document-statistic meta:table-count="0" meta:image-count="0" meta:object-count="0" meta:page-count="1" meta:paragraph-count="9" meta:word-count="64" meta:character-count="333"/>
    <dc:date>2013-03-05T11:17:14</dc:date>
    <dc:creator>Javier Forquera</dc:creator>
    <meta:editing-duration>PT4M50S</meta:editing-duration>
    <meta:editing-cycles>1</meta:editing-cycles>
    <meta:generator>LibreOffice/3.3$Linux LibreOffice_project/330m19$Build-401</meta:generator>
  </office:meta>
</office:document-meta>
</file>